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296.39055118110235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10pt" fo:color="#0000ff" fo:font-family="Sans"/>
    </style:style>
    <style:style style:name="ACOL-1" style:family="table-column">
      <style:table-column-properties style:column-width="296.39055118110235pt" style:use-optimal-column-width="true"/>
    </style:style>
    <style:style style:name="ACOL-2" style:family="table-column"/>
    <style:style style:name="AROW-1" style:family="table-row">
      <style:table-row-properties style:row-height="12.81259842519685pt" style:use-optimal-row-height="true"/>
    </style:style>
    <style:style style:name="AROW-2" style:family="table-row">
      <style:table-row-properties style:row-height="13.5pt" style:use-optimal-row-height="true"/>
    </style:style>
    <style:style style:name="AROW-3"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eamt.2016" table:style-name="ta-0" table:print="true">
        <office:forms form:automatic-focus="false" form:apply-design-mode="false">
          <form:form/>
        </office:forms>
        <table:table-column table:style-name="ACOL-0" table:number-columns-repeated="3"/>
        <table:table-column table:style-name="ACOL-1" table:visibility="collapse"/>
        <table:table-column table:style-name="ACOL-0"/>
        <table:table-column table:style-name="ACOL-0" table:number-columns-repeated="1019"/>
        <table:table-row table:style-name="AROW-1">
          <table:table-cell table:style-name="Gnumeric-default" office:value-type="string">
            <text:p>Title</text:p>
          </table:table-cell>
          <table:table-cell table:style-name="Gnumeric-default" office:value-type="string">
            <text:p>Authors</text:p>
          </table:table-cell>
          <table:table-cell table:style-name="Gnumeric-default" office:value-type="string">
            <text:p>Pdf</text:p>
          </table:table-cell>
          <table:table-cell table:style-name="Gnumeric-default" office:value-type="string">
            <text:p>Presentation</text:p>
          </table:table-cell>
          <table:table-cell table:style-name="Gnumeric-default" office:value-type="string">
            <text:p>Volume_Name</text:p>
          </table:table-cell>
          <table:table-cell table:number-columns-repeated="1019" table:style-name="Gnumeric-default"/>
        </table:table-row>
        <table:table-row table:style-name="AROW-1">
          <table:table-cell table:style-name="Gnumeric-default" office:value-type="string">
            <text:p>Patterns of terminological variation in post-editing and of cognate use in machine translation in contrast to human translation</text:p>
          </table:table-cell>
          <table:table-cell table:style-name="ACE-1" office:value-type="string">
            <text:p>Čulo, Oliver and Nitzke, Jean</text:p>
          </table:table-cell>
          <table:table-cell table:style-name="Gnumeric-default" office:value-type="string">
            <text:p>http://www.mt-archive.info/15/EAMT-2016-Culo.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ACE-1" office:value-type="string">
            <text:p>Graphonological Levenshtein edit distance</text:p>
          </table:table-cell>
          <table:table-cell table:style-name="Gnumeric-default" office:value-type="string">
            <text:p>Babych, Bogdan</text:p>
          </table:table-cell>
          <table:table-cell table:style-name="Gnumeric-default" office:value-type="string">
            <text:p>http://www.mt-archive.info/15/EAMT-2016-Babych.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Improving phrase-based SMT using cross-granularity embedding similarity</text:p>
          </table:table-cell>
          <table:table-cell table:style-name="ACE-1" office:value-type="string">
            <text:p>Passban, Peyman and Hokamp, Chris and Way, Andy and Liu, and Qun</text:p>
          </table:table-cell>
          <table:table-cell table:style-name="Gnumeric-default" office:value-type="string">
            <text:p>http://www.mt-archive.info/15/EAMT-2016-Passban.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Comparing translator acceptability of TM and SMT outputs</text:p>
          </table:table-cell>
          <table:table-cell table:style-name="ACE-1" office:value-type="string">
            <text:p>Moorkens, Joss and Way, Andy</text:p>
          </table:table-cell>
          <table:table-cell table:style-name="Gnumeric-default" office:value-type="string">
            <text:p>http://www.mt-archive.info/15/EAMT-2016-Moorkens.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ACE-2" office:value-type="string">
            <text:p>Stand-off annotation of web content as a legally safer alternative to crawling for distribution</text:p>
          </table:table-cell>
          <table:table-cell table:style-name="Gnumeric-default" office:value-type="string">
            <text:p>Forcada, Mikel L. and Esplà-Gomis, Miquel and Pérez-Ortiz, Juan</text:p>
          </table:table-cell>
          <table:table-cell table:style-name="Gnumeric-default" office:value-type="string">
            <text:p>http://www.mt-archive.info/15/EAMT-2016-Forcada-2.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Combining translation memories and syntax-based SMT: experiments with real industrial data</text:p>
          </table:table-cell>
          <table:table-cell table:style-name="ACE-1" office:value-type="string">
            <text:p>Li, Liangyou and Escartín, Carla Parra and Liu, Qun</text:p>
          </table:table-cell>
          <table:table-cell table:style-name="Gnumeric-default" office:value-type="string">
            <text:p>http://www.mt-archive.info/15/EAMT-2016-Li.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The trouble with machine translation coherence</text:p>
          </table:table-cell>
          <table:table-cell table:style-name="ACE-1" office:value-type="string">
            <text:p>Smith, Karin Sim and Aziz, Wilker and Specia, Lucia</text:p>
          </table:table-cell>
          <table:table-cell table:style-name="Gnumeric-default" office:value-type="string">
            <text:p>http://www.mt-archive.info/15/EAMT-2016-Sim-Smith.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Pivoting methods and data for Czech-Vietnamese translation via English</text:p>
          </table:table-cell>
          <table:table-cell table:style-name="ACE-1" office:value-type="string">
            <text:p>Hoang, Duc Tam and Bojar, Ondřej</text:p>
          </table:table-cell>
          <table:table-cell table:style-name="Gnumeric-default" office:value-type="string">
            <text:p>http://www.mt-archive.info/15/EAMT-2016-Hoang.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Detecting grammatical errors in machine translation output using dependency parsing and treebank querying</text:p>
          </table:table-cell>
          <table:table-cell table:style-name="Gnumeric-default" office:value-type="string">
            <text:p>Tezcan, Arda and Hoste, Véronique and Macken, Lieve</text:p>
          </table:table-cell>
          <table:table-cell table:style-name="Gnumeric-default" office:value-type="string">
            <text:p>http://www.mt-archive.info/15/EAMT-2016-Tezcan.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Potential and limits of using post-edits as reference translations for MT evaluation</text:p>
          </table:table-cell>
          <table:table-cell table:style-name="ACE-1" office:value-type="string">
            <text:p>Popović, Maja and Arčan, Mihael and Lommel, Arle</text:p>
          </table:table-cell>
          <table:table-cell table:style-name="Gnumeric-default" office:value-type="string">
            <text:p>http://www.mt-archive.info/15/EAMT-2016-Popovic.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Can text simplification help machine translation</text:p>
          </table:table-cell>
          <table:table-cell table:style-name="Gnumeric-default" office:value-type="string">
            <text:p>Štajner, Sanja and Popović, Maja</text:p>
          </table:table-cell>
          <table:table-cell table:style-name="Gnumeric-default" office:value-type="string">
            <text:p>http://www.mt-archive.info/15/EAMT-2016-Stajner.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A portable method for parallel and comparable document alignment</text:p>
          </table:table-cell>
          <table:table-cell table:style-name="ACE-1" office:value-type="string">
            <text:p>Etchegoyhen, Thierry and Azpeitia, Andoni</text:p>
          </table:table-cell>
          <table:table-cell table:style-name="Gnumeric-default" office:value-type="string">
            <text:p>http://www.mt-archive.info/15/EAMT-2016-Echegoyhen.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ACE-2" office:value-type="string">
            <text:p>Semantic textual similarity in quality estimation</text:p>
          </table:table-cell>
          <table:table-cell table:style-name="ACE-1" office:value-type="string">
            <text:p>Béchara, Hanna and Escartín, Carla and Orӑsan, Constantia and Specia, Lucia</text:p>
          </table:table-cell>
          <table:table-cell table:style-name="Gnumeric-default" office:value-type="string">
            <text:p>http://www.mt-archive.info/15/EAMT-2016-Bechara.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Climbing Mount BLEU: the strange world of reachable high-BLEU translations</text:p>
          </table:table-cell>
          <table:table-cell table:style-name="Gnumeric-default" office:value-type="string">
            <text:p>Smith, Aaron and Hardmeier, Christian and Tiedemann, Jörg</text:p>
          </table:table-cell>
          <table:table-cell table:style-name="Gnumeric-default" office:value-type="string">
            <text:p>http://www.mt-archive.info/15/EAMT-2016-Smith.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Interactive-predictive translation based on multiple word segments</text:p>
          </table:table-cell>
          <table:table-cell table:style-name="Gnumeric-default" office:value-type="string">
            <text:p>Domingo, Miguel and Peris, Álvaro and Casacuberta, Francisco</text:p>
          </table:table-cell>
          <table:table-cell table:style-name="Gnumeric-default" office:value-type="string">
            <text:p>http://www.mt-archive.info/15/EAMT-2016-Domingo.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A contextual language model to improve machine translation of pronouns by re-ranking translation hypotheses</text:p>
          </table:table-cell>
          <table:table-cell table:style-name="Gnumeric-default" office:value-type="string">
            <text:p>Luong, Ngoc-Quang and Popescu-Belis, Andrei</text:p>
          </table:table-cell>
          <table:table-cell table:style-name="Gnumeric-default" office:value-type="string">
            <text:p>http://www.mt-archive.info/15/EAMT-2016-Luong.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Predicting and using implicit discourse elements in Chinese-English translation</text:p>
          </table:table-cell>
          <table:table-cell table:style-name="Gnumeric-default" office:value-type="string">
            <text:p>Steele, David and Specia, Lucia</text:p>
          </table:table-cell>
          <table:table-cell table:style-name="Gnumeric-default" office:value-type="string">
            <text:p>http://www.mt-archive.info/15/EAMT-2016-Steele.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A graphical pronoun analysis tool for the PROTEST pronoun evaluation test suite</text:p>
          </table:table-cell>
          <table:table-cell table:style-name="ACE-1" office:value-type="string">
            <text:p><text:span text:style-name="NS-font-size10"><text:span text:style-name="AC-weight700"><text:span text:style-name="AC-roman"><text:span text:style-name="AC-underline-none">Christian Hardmeier and Guillou, </text:span></text:span></text:span></text:span>Liane</text:p>
          </table:table-cell>
          <table:table-cell table:style-name="Gnumeric-default" office:value-type="string">
            <text:p>http://www.mt-archive.info/15/EAMT-2016-Hardmeier.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Measuring cognitive translation effort with activity units</text:p>
          </table:table-cell>
          <table:table-cell table:style-name="Gnumeric-default" office:value-type="string">
            <text:p>Schaeffer, Moritz and Carl, Michael and Lacruz, Isabel and Aizawa, Akiko</text:p>
          </table:table-cell>
          <table:table-cell table:style-name="Gnumeric-default" office:value-type="string">
            <text:p>http://www.mt-archive.info/15/EAMT-2016-Schaeffer.pdf</text:p>
          </table:table-cell>
          <table:table-cell table:style-name="Gnumeric-default"/>
          <table:table-cell table:style-name="Gnumeric-default" office:value-type="string">
            <text:p>Research Track</text:p>
          </table:table-cell>
          <table:table-cell table:number-columns-repeated="1019" table:style-name="Gnumeric-default"/>
        </table:table-row>
        <table:table-row table:style-name="AROW-1">
          <table:table-cell table:style-name="Gnumeric-default" office:value-type="string">
            <text:p>A comparative study of post-editing guidelines</text:p>
          </table:table-cell>
          <table:table-cell table:style-name="Gnumeric-default" office:value-type="string">
            <text:p>Hu, Ke and Cadwell, Patrick</text:p>
          </table:table-cell>
          <table:table-cell table:style-name="Gnumeric-default" office:value-type="string">
            <text:p>http://www.mt-archive.info/15/EAMT-2016-Hu.pdf</text:p>
          </table:table-cell>
          <table:table-cell table:style-name="Gnumeric-default"/>
          <table:table-cell table:style-name="Gnumeric-default" office:value-type="string">
            <text:p>User track</text:p>
          </table:table-cell>
          <table:table-cell table:number-columns-repeated="1019" table:style-name="Gnumeric-default"/>
        </table:table-row>
        <table:table-row table:style-name="AROW-1">
          <table:table-cell table:style-name="ACE-1" office:value-type="string">
            <text:p>Dealing with data sparseness in SMT with factored models and morphological expansion : a case study on Croation</text:p>
          </table:table-cell>
          <table:table-cell table:style-name="Gnumeric-default" office:value-type="string">
            <text:p>Sánchez-Cartagena, Victor and Ljubešić, Nikola and Klubička, Filip</text:p>
          </table:table-cell>
          <table:table-cell table:style-name="Gnumeric-default" office:value-type="string">
            <text:p>http://www.mt-archive.info/15/EAMT-2016-Sanchez-Cartagena.pdf</text:p>
          </table:table-cell>
          <table:table-cell table:style-name="Gnumeric-default"/>
          <table:table-cell table:style-name="Gnumeric-default" office:value-type="string">
            <text:p>User track</text:p>
          </table:table-cell>
          <table:table-cell table:number-columns-repeated="1019" table:style-name="Gnumeric-default"/>
        </table:table-row>
        <table:table-row table:style-name="AROW-1">
          <table:table-cell table:style-name="Gnumeric-default" office:value-type="string">
            <text:p>Collaborative development of a rule-based machine translator between Croatian and Serbian</text:p>
          </table:table-cell>
          <table:table-cell table:style-name="Gnumeric-default" office:value-type="string">
            <text:p>Klubička, Filip and Ramírez-Sánchez, Gema and Ljubešić, Nikola</text:p>
          </table:table-cell>
          <table:table-cell table:style-name="Gnumeric-default" office:value-type="string">
            <text:p>http://www.mt-archive.info/15/EAMT-2016-Klubicka.pdf</text:p>
          </table:table-cell>
          <table:table-cell table:style-name="Gnumeric-default"/>
          <table:table-cell table:style-name="Gnumeric-default" office:value-type="string">
            <text:p>User track</text:p>
          </table:table-cell>
          <table:table-cell table:number-columns-repeated="1019" table:style-name="Gnumeric-default"/>
        </table:table-row>
        <table:table-row table:style-name="AROW-1">
          <table:table-cell table:style-name="ACE-1" office:value-type="string">
            <text:p>Re-assessing the impact of SMT techniques with human evaluation: a case study on English↔Crotian</text:p>
          </table:table-cell>
          <table:table-cell table:style-name="Gnumeric-default" office:value-type="string">
            <text:p>Toral, Antonio and Rubino, Raphael and Ramírez-Sánchez, Gema</text:p>
          </table:table-cell>
          <table:table-cell table:style-name="Gnumeric-default" office:value-type="string">
            <text:p>http://www.mt-archive.info/15/EAMT-2016-Toral.pdf</text:p>
          </table:table-cell>
          <table:table-cell table:style-name="Gnumeric-default"/>
          <table:table-cell table:style-name="Gnumeric-default" office:value-type="string">
            <text:p>User track</text:p>
          </table:table-cell>
          <table:table-cell table:number-columns-repeated="1019" table:style-name="Gnumeric-default"/>
        </table:table-row>
        <table:table-row table:style-name="AROW-1">
          <table:table-cell table:style-name="ACE-2" office:value-type="string">
            <text:p>TectoMT – a deep linguistic core of the combined Cimera MT system</text:p>
          </table:table-cell>
          <table:table-cell table:style-name="Gnumeric-default" office:value-type="string">
            <text:p>Popel, Martin and Sudarikov, Roman and Bojar, Ondřej and Rosa, Rudolf and Hajič, Jan</text:p>
          </table:table-cell>
          <table:table-cell table:style-name="Gnumeric-default" office:value-type="string">
            <text:p>http://www.mt-archive.info/15/EAMT-2016-Popel.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WiTKoM – virtual sign language translator project</text:p>
          </table:table-cell>
          <table:table-cell table:style-name="ACE-1" office:value-type="string">
            <text:p>Barczewska, Katarzyna and Galka, Jakub and Malawski, Filip and Mąsior, Mariusz and Szulc, Dorota and Wilczyński, Tomasz and Wróbel, Krzysztof</text:p>
          </table:table-cell>
          <table:table-cell table:style-name="Gnumeric-default" office:value-type="string">
            <text:p>http://www.mt-archive.info/15/EAMT-2016-Barczewska.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Multi-level quality prediction with QuEst++</text:p>
          </table:table-cell>
          <table:table-cell table:style-name="Gnumeric-default" office:value-type="string">
            <text:p>H.Paetzold, Gustavo and Specia, Lucia</text:p>
          </table:table-cell>
          <table:table-cell table:style-name="ACE-3" office:value-type="string">
            <text:p><text:a xlink:type="simple" xlink:actuate="onRequest" xlink:href="http://www.mt-archive.info/15/EAMT">http://www.mt-archive.info/15/EAMT-2016-Paetzold.pdf</text:a></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Apertium: a free/open source platform for machine translation and basic language technology</text:p>
          </table:table-cell>
          <table:table-cell table:style-name="ACE-1" office:value-type="string">
            <text:p>Forcada, Mikel L. and Tyers, Francis M.</text:p>
          </table:table-cell>
          <table:table-cell table:style-name="Gnumeric-default" office:value-type="string">
            <text:p>http://www.mt-archive.info/15/EAMT-2016-Forcada-3.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BabelDr: a web platform for rapid construction of phrasebook-style medical speech translation applications</text:p>
          </table:table-cell>
          <table:table-cell table:style-name="Gnumeric-default" office:value-type="string">
            <text:p>Bouillon, Pierrette and Spechbach, Hervé</text:p>
          </table:table-cell>
          <table:table-cell table:style-name="Gnumeric-default" office:value-type="string">
            <text:p>http://www.mtarchive.info/15/EAMT-2016-Bouillon.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SCATE – smart computer aided translation environment</text:p>
          </table:table-cell>
          <table:table-cell table:style-name="ACE-1" office:value-type="string">
            <text:p>Vandeghinste, V. and Vanallemeersch, T. and Augustinus, L. and Pelemans, J. and Heymans, G. and Van der Lek-Ciudin, I. and Tezcan, A. and Degraen, D. and Van den Bergh, J. and Macken, L. and Lefever, E. and Moens, M. and Wambacq, P. and Steurs, F. and Coninx, K. and Van Eynde, F.</text:p>
          </table:table-cell>
          <table:table-cell table:style-name="Gnumeric-default" office:value-type="string">
            <text:p>http://www.mt-archive.info/15/EAMT-2016-Vandeghinste.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HimL: Health in my language</text:p>
          </table:table-cell>
          <table:table-cell table:style-name="Gnumeric-default" office:value-type="string">
            <text:p>Haddow, Barry and Fraser, Alex</text:p>
          </table:table-cell>
          <table:table-cell table:style-name="Gnumeric-default" office:value-type="string">
            <text:p>http://www.mt-archive.info/15/EAMT-2016-Haddow.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OPUS – parallel corpora for everyone</text:p>
          </table:table-cell>
          <table:table-cell table:style-name="Gnumeric-default" office:value-type="string">
            <text:p>Tiedemann, Jörg</text:p>
          </table:table-cell>
          <table:table-cell table:style-name="Gnumeric-default" office:value-type="string">
            <text:p>http://www.mt-archive.info/15/EAMT-2016-Tiedemann.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Integration of machine translation paradigms</text:p>
          </table:table-cell>
          <table:table-cell table:style-name="Gnumeric-default" office:value-type="string">
            <text:p>Costa-jussà, Marta R.</text:p>
          </table:table-cell>
          <table:table-cell table:style-name="Gnumeric-default" office:value-type="string">
            <text:p>http://www.mt-archive.info/15/EAMT-2016-Costa-jussa.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ACE-2" office:value-type="string">
            <text:p>STAR Transit &amp; STAR MT: morphologically generated additional information for improving MT quality</text:p>
          </table:table-cell>
          <table:table-cell table:style-name="Gnumeric-default" office:value-type="string">
            <text:p>Hofmann, Nadira</text:p>
          </table:table-cell>
          <table:table-cell table:style-name="Gnumeric-default" office:value-type="string">
            <text:p>http://www.mt-archive.info/15/EAMT-2016-Hofmann.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AltLang: an automatic converter between varieties of English, Spanish, French and Portuguese</text:p>
          </table:table-cell>
          <table:table-cell table:style-name="Gnumeric-default" office:value-type="string">
            <text:p>Ramírez-Sànchez, Gema</text:p>
          </table:table-cell>
          <table:table-cell table:style-name="Gnumeric-default" office:value-type="string">
            <text:p>http://www.mt-archive.info/15/EAMT-2016-Ramirez-Sanchez.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iEMS – interactive experiment management system for machine translation</text:p>
          </table:table-cell>
          <table:table-cell table:style-name="Gnumeric-default" office:value-type="string">
            <text:p>Ṇikiforovs, Pēteris</text:p>
          </table:table-cell>
          <table:table-cell table:style-name="Gnumeric-default" office:value-type="string">
            <text:p>http://www.mt-archive.info/15/EAMT-2016-Nikiforovs.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KantanLQR: a platform for human evaluation of machine translation output to drive engine rapid improvement</text:p>
          </table:table-cell>
          <table:table-cell table:style-name="Gnumeric-default" office:value-type="string">
            <text:p>Luri, Laura Casanellas</text:p>
          </table:table-cell>
          <table:table-cell table:style-name="Gnumeric-default" office:value-type="string">
            <text:p>http://www.mt-archive.info/15/EAMT-2016-Casanellas.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PangeaMT v 3 – customise your own machine translation environment</text:p>
          </table:table-cell>
          <table:table-cell table:style-name="Gnumeric-default" office:value-type="string">
            <text:p>Helle, Alexandre and Herranz, Manuel</text:p>
          </table:table-cell>
          <table:table-cell table:style-name="Gnumeric-default" office:value-type="string">
            <text:p>http://www.mt-archive.info/15/EAMT-2016-Helle.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International translation in the Grammatical Framework (GF)</text:p>
          </table:table-cell>
          <table:table-cell table:style-name="Gnumeric-default" office:value-type="string">
            <text:p>Ranta, Aarne and Angelov, Kasimir and Hallgren, Thomas and Kolachina, Prasanth and Listenmaa, Inari</text:p>
          </table:table-cell>
          <table:table-cell table:style-name="Gnumeric-default" office:value-type="string">
            <text:p>http://www.mt-archive.info/15/EAMT-2016-Ranta.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Domain-specific multilingual translation for producers of information</text:p>
          </table:table-cell>
          <table:table-cell table:style-name="Gnumeric-default" office:value-type="string">
            <text:p>Ranta, Aarne and Angelov, Kasimir and Forsberg, Markus and Hallgren, Thomas</text:p>
          </table:table-cell>
          <table:table-cell table:style-name="Gnumeric-default" office:value-type="string">
            <text:p>http://www.mt-archive.info/15/EAMT-2016-Ranta-2.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The EXPERT project: training the future experts in translation technology</text:p>
          </table:table-cell>
          <table:table-cell table:style-name="Gnumeric-default" office:value-type="string">
            <text:p>Orašan, Constantin</text:p>
          </table:table-cell>
          <table:table-cell table:style-name="Gnumeric-default" office:value-type="string">
            <text:p>http://www.mt-archive.info/15/EAMT-2016-Orasan.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Amplexor MTExpert – machine translation adapted to the translation workflow</text:p>
          </table:table-cell>
          <table:table-cell table:style-name="Gnumeric-default" office:value-type="string">
            <text:p>Ceausu, Alexandru and Hunsicker, Sabine and Droumaguet, Tudy</text:p>
          </table:table-cell>
          <table:table-cell table:style-name="Gnumeric-default" office:value-type="string">
            <text:p>http://www.mt-archive.info/15/EAMT-2016-Ceausu.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2">
          <table:table-cell table:style-name="Gnumeric-default" office:value-type="string">
            <text:p>Abu-MaTran: automatic building of machine translation</text:p>
          </table:table-cell>
          <table:table-cell table:style-name="ACE-1" office:value-type="string">
            <text:p>Toral, Antonio and Ortiz Rojas, Sergio and Forcada, Mikel and Lubesic, Nikola and Prokopidis, Prokopis</text:p>
          </table:table-cell>
          <table:table-cell table:style-name="Gnumeric-default" office:value-type="string">
            <text:p>http://www.mt-archive.info/15/EAMT-2016-Toral-2.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TraMOOC (Translation for Massive Open Online Courses): providing reliable MT for MOOCs</text:p>
          </table:table-cell>
          <table:table-cell table:style-name="Gnumeric-default" office:value-type="string">
            <text:p>Kordoni, Valia and Birch, Lexi and Buliga, Ioana and Cholakov, Kostadin and Egg, Markus and Gaspari, Federico and Georgakopolou, Yota and Gialama, Maria and Hendrickx, Iris and Jermol, Mitja and Kermanidis, Katia and Moorkens, Joss and Orlic, Davor and Papadopoulos, Michael and Popović, Maja and Sennrich, Rico and Sosoni, Vilelmini and Tsoumakos, Dimitrios and van den Bosch, Antal and van Zaanen, Menno and Way, Andy</text:p>
          </table:table-cell>
          <table:table-cell table:style-name="Gnumeric-default" office:value-type="string">
            <text:p>http://www.mt-archive.info/15/EAMT-2016-Kordoni.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Modern MT: a new open-source machine translation platform for the translation industry</text:p>
          </table:table-cell>
          <table:table-cell table:style-name="Gnumeric-default" office:value-type="string">
            <text:p>Germann, U. and Barbu, E. and Bentivogli, L. and Bertoldi, N. and Bogoychev, N. and Buck, C. and Caroselli, D. and Carvalho, L. and Cattelan, A. and Cettolo, R. and Federico, M. and Haddow, B. and Madl, D. and Mastrostefano, L. and Mathur, P. and Ruopp, A. and Samiotou, A. and Sudharshan, V. and Trombetti, M. and van der Meer, Jan</text:p>
          </table:table-cell>
          <table:table-cell table:style-name="Gnumeric-default" office:value-type="string">
            <text:p>http://www.mt-archive.info/15/EAMT-2016-Germann.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MODERN: modelling discourse entities and relations for coherent machine translation</text:p>
          </table:table-cell>
          <table:table-cell table:style-name="Gnumeric-default" office:value-type="string">
            <text:p>Popescu-Belis, A. and Evers-Vermeul, J. and Fishel, M. and Grisot, C. and Groen, M. and Hoeck, J. and Loaiciga, S. and Luong, N. Q. and Mascarelli, L. and Meyer, T. and Miculicich, L. and Moeschler, J. and Pu, X. and Rios, A. and Sanders, T. and Volk, M. and Zufferey, S.</text:p>
          </table:table-cell>
          <table:table-cell table:style-name="Gnumeric-default" office:value-type="string">
            <text:p>http://www.mt-archive.info/15/EAMT-2016-Popescu-Belis.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Digital curation technologies (DKT)</text:p>
          </table:table-cell>
          <table:table-cell table:style-name="Gnumeric-default" office:value-type="string">
            <text:p>Rehm, Georg and Sasaki, Felix</text:p>
          </table:table-cell>
          <table:table-cell table:style-name="Gnumeric-default" office:value-type="string">
            <text:p>http://www.mt-archive.info/15/EAMT-2016-Rehm.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1">
          <table:table-cell table:style-name="Gnumeric-default" office:value-type="string">
            <text:p>CRACKER – cracking the language barrier. Selected results 2015/2016</text:p>
          </table:table-cell>
          <table:table-cell table:style-name="Gnumeric-default" office:value-type="string">
            <text:p>Rehm, Georg</text:p>
          </table:table-cell>
          <table:table-cell table:style-name="Gnumeric-default" office:value-type="string">
            <text:p>http://www.mt-archive.info/15/EAMT-2016-Rehm-2.pdf</text:p>
          </table:table-cell>
          <table:table-cell table:style-name="Gnumeric-default"/>
          <table:table-cell table:style-name="Gnumeric-default" office:value-type="string">
            <text:p>Projects/Products</text:p>
          </table:table-cell>
          <table:table-cell table:number-columns-repeated="1019" table:style-name="Gnumeric-default"/>
        </table:table-row>
        <table:table-row table:style-name="AROW-0" table:number-rows-repeated="80">
          <table:table-cell table:number-columns-repeated="1024"/>
        </table:table-row>
        <table:named-expressions>
          <table:named-expression table:name="Print_Area" table:expression="of:=#REF!" table:base-cell-address="$'eamt.2016'.$A$1"/>
          <table:named-expression table:name="Sheet_Title" table:expression="of:=&quot;eamt.2016&quot;" table:base-cell-address="$'eamt.2016'.$A$1"/>
        </table:named-expressions>
        <gnm:selections gnm:cursor-col="1" gnm:cursor-row="42">
          <gnm:selection gnm:start-col="1" gnm:start-row="42" gnm:end-col="1" gnm:end-row="42"/>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NS-font-size10" style:family="text" style:display-name="Font Size 10pt">
      <style:text-properties fo:font-size="10pt" style:font-size-asian="10pt"/>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296.39055118110235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eamt.2016"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03-11T15:51:44Z</dc:date>
    <meta:editing-cycles>3</meta:editing-cycles>
    <meta:editing-duration>PT3M</meta:editing-duration>
    <meta:generator>gnumeric/1.12.35</meta:generator>
  </office:meta>
</office:document-meta>
</file>